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9252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1.461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5043in"/>
    </style:style>
    <style:style style:name="co21" style:family="table-column">
      <style:table-column-properties fo:break-before="auto" style:column-width="0.9783in"/>
    </style:style>
    <style:style style:name="co22" style:family="table-column">
      <style:table-column-properties fo:break-before="auto" style:column-width="1.0217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1.847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756in"/>
    </style:style>
    <style:style style:name="co27" style:family="table-column">
      <style:table-column-properties fo:break-before="auto" style:column-width="1.7291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3.048in"/>
    </style:style>
    <style:style style:name="co30" style:family="table-column">
      <style:table-column-properties fo:break-before="auto" style:column-width="2.1083in"/>
    </style:style>
    <style:style style:name="co31" style:family="table-column">
      <style:table-column-properties fo:break-before="auto" style:column-width="1.7335in"/>
    </style:style>
    <style:style style:name="co32" style:family="table-column">
      <style:table-column-properties fo:break-before="auto" style:column-width="1.8492in"/>
    </style:style>
    <style:style style:name="co33" style:family="table-column">
      <style:table-column-properties fo:break-before="auto" style:column-width="1.4398in"/>
    </style:style>
    <style:style style:name="co34" style:family="table-column">
      <style:table-column-properties fo:break-before="auto" style:column-width="1.3217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0.8717in"/>
    </style:style>
    <style:style style:name="co37" style:family="table-column">
      <style:table-column-properties fo:break-before="auto" style:column-width="1.6543in"/>
    </style:style>
    <style:style style:name="co38" style:family="table-column">
      <style:table-column-properties fo:break-before="auto" style:column-width="0.9465in"/>
    </style:style>
    <style:style style:name="co39" style:family="table-column">
      <style:table-column-properties fo:break-before="auto" style:column-width="0.6898in"/>
    </style:style>
    <style:style style:name="co40" style:family="table-column">
      <style:table-column-properties fo:break-before="auto" style:column-width="0.6354in"/>
    </style:style>
    <style:style style:name="co41" style:family="table-column">
      <style:table-column-properties fo:break-before="auto" style:column-width="1.15in"/>
    </style:style>
    <style:style style:name="co42" style:family="table-column">
      <style:table-column-properties fo:break-before="auto" style:column-width="1.9118in"/>
    </style:style>
    <style:style style:name="co43" style:family="table-column">
      <style:table-column-properties fo:break-before="auto" style:column-width="1.8256in"/>
    </style:style>
    <style:style style:name="co44" style:family="table-column">
      <style:table-column-properties fo:break-before="auto" style:column-width="2.3937in"/>
    </style:style>
    <style:style style:name="co45" style:family="table-column">
      <style:table-column-properties fo:break-before="auto" style:column-width="0.8071in"/>
    </style:style>
    <style:style style:name="co46" style:family="table-column">
      <style:table-column-properties fo:break-before="auto" style:column-width="2.1366in"/>
    </style:style>
    <style:style style:name="co47" style:family="table-column">
      <style:table-column-properties fo:break-before="auto" style:column-width="4.9354in"/>
    </style:style>
    <style:style style:name="co48" style:family="table-column">
      <style:table-column-properties fo:break-before="auto" style:column-width="0.5717in"/>
    </style:style>
    <style:style style:name="co49" style:family="table-column">
      <style:table-column-properties fo:break-before="auto" style:column-width="1.3327in"/>
    </style:style>
    <style:style style:name="co50" style:family="table-column">
      <style:table-column-properties fo:break-before="auto" style:column-width="0.8929in"/>
    </style:style>
    <style:style style:name="co51" style:family="table-column">
      <style:table-column-properties fo:break-before="auto" style:column-width="0.7752in"/>
    </style:style>
    <style:style style:name="co52" style:family="table-column">
      <style:table-column-properties fo:break-before="auto" style:column-width="3.402in"/>
    </style:style>
    <style:style style:name="co53" style:family="table-column">
      <style:table-column-properties fo:break-before="auto" style:column-width="1.2256in"/>
    </style:style>
    <style:style style:name="co54" style:family="table-column">
      <style:table-column-properties fo:break-before="auto" style:column-width="1.2575in"/>
    </style:style>
    <style:style style:name="co5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0"/>
    <style:style style:name="ce3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ce1"/>
        <table:table-column table:style-name="co43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"/>
        <table:table-column table:style-name="co16" table:default-cell-style-name="ce3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Objektid</text:p>
          </table:table-cell>
          <table:table-cell office:value-type="string" calcext:value-type="string">
            <text:p>Versjonsid</text:p>
          </table:table-cell>
          <table:table-cell table:style-name="Default" office:value-type="string" calcext:value-type="string">
            <text:p>Startdato</text:p>
          </table:table-cell>
          <table:table-cell table:style-name="Default" office:value-type="string" calcext:value-type="string">
            <text:p>Sluttdato</text:p>
          </table:table-cell>
          <table:table-cell table:style-name="Default" office:value-type="string" calcext:value-type="string">
            <text:p>Sist modifisert</text:p>
          </table:table-cell>
          <table:table-cell office:value-type="string" calcext:value-type="string">
            <text:p>Fylkesnavn</text:p>
          </table:table-cell>
          <table:table-cell office:value-type="string" calcext:value-type="string">
            <text:p>Kommunenavn</text:p>
          </table:table-cell>
          <table:table-cell office:value-type="string" calcext:value-type="string">
            <text:p>Fylke</text:p>
          </table:table-cell>
          <table:table-cell office:value-type="string" calcext:value-type="string">
            <text:p>Kommune</text:p>
          </table:table-cell>
          <table:table-cell office:value-type="string" calcext:value-type="string">
            <text:p>Vegkategori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egnummer</text:p>
          </table:table-cell>
          <table:table-cell office:value-type="string" calcext:value-type="string">
            <text:p>Hovedparsell</text:p>
          </table:table-cell>
          <table:table-cell office:value-type="string" calcext:value-type="string">
            <text:p>Fra meter</text:p>
          </table:table-cell>
          <table:table-cell office:value-type="string" calcext:value-type="string">
            <text:p>Til meter</text:p>
          </table:table-cell>
          <table:table-cell office:value-type="string" calcext:value-type="string">
            <text:p>Strekningslengde</text:p>
          </table:table-cell>
          <table:table-cell office:value-type="string" calcext:value-type="string">
            <text:p>Alternativ uhellskode</text:p>
          </table:table-cell>
          <table:table-cell office:value-type="string" calcext:value-type="string">
            <text:p>Alvorligste skadegrad</text:p>
          </table:table-cell>
          <table:table-cell office:value-type="string" calcext:value-type="string">
            <text:p>Anmeldelsesnummer</text:p>
          </table:table-cell>
          <table:table-cell office:value-type="string" calcext:value-type="string">
            <text:p>Antall alvorlig skadet</text:p>
          </table:table-cell>
          <table:table-cell office:value-type="string" calcext:value-type="string">
            <text:p>Antall drepte i ulykken</text:p>
          </table:table-cell>
          <table:table-cell office:value-type="string" calcext:value-type="string">
            <text:p>Antall enheter</text:p>
          </table:table-cell>
          <table:table-cell office:value-type="string" calcext:value-type="string">
            <text:p>Antall kjørefelt</text:p>
          </table:table-cell>
          <table:table-cell office:value-type="string" calcext:value-type="string">
            <text:p>Antall lettere skadet</text:p>
          </table:table-cell>
          <table:table-cell office:value-type="string" calcext:value-type="string">
            <text:p>Antall meget alvorlig skadet</text:p>
          </table:table-cell>
          <table:table-cell office:value-type="string" calcext:value-type="string">
            <text:p>Bebyggelse</text:p>
          </table:table-cell>
          <table:table-cell office:value-type="string" calcext:value-type="string">
            <text:p>Behandlende politidistrikt</text:p>
          </table:table-cell>
          <table:table-cell office:value-type="string" calcext:value-type="string">
            <text:p>Beskrivelse</text:p>
          </table:table-cell>
          <table:table-cell office:value-type="string" calcext:value-type="string">
            <text:p>Dekketype</text:p>
          </table:table-cell>
          <table:table-cell office:value-type="string" calcext:value-type="string">
            <text:p>Fartsgrense</text:p>
          </table:table-cell>
          <table:table-cell office:value-type="string" calcext:value-type="string">
            <text:p>Felttype</text:p>
          </table:table-cell>
          <table:table-cell office:value-type="string" calcext:value-type="string">
            <text:p>Føreforhold</text:p>
          </table:table-cell>
          <table:table-cell office:value-type="string" calcext:value-type="string">
            <text:p>Geometri, punkt</text:p>
          </table:table-cell>
          <table:table-cell table:number-columns-repeated="2"/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Historisk hp</text:p>
          </table:table-cell>
          <table:table-cell office:value-type="string" calcext:value-type="string">
            <text:p>Historisk kilometerverdi</text:p>
          </table:table-cell>
          <table:table-cell office:value-type="string" calcext:value-type="string">
            <text:p>Historisk vegkategori</text:p>
          </table:table-cell>
          <table:table-cell office:value-type="string" calcext:value-type="string">
            <text:p>Historisk vegnummer</text:p>
          </table:table-cell>
          <table:table-cell office:value-type="string" calcext:value-type="string">
            <text:p>Historisk vegstatus</text:p>
          </table:table-cell>
          <table:table-cell office:value-type="string" calcext:value-type="string">
            <text:p>Kilde for ulykken</text:p>
          </table:table-cell>
          <table:table-cell office:value-type="string" calcext:value-type="string">
            <text:p>Kommunenr</text:p>
          </table:table-cell>
          <table:table-cell office:value-type="string" calcext:value-type="string">
            <text:p>Lysforhold</text:p>
          </table:table-cell>
          <table:table-cell office:value-type="string" calcext:value-type="string">
            <text:p>Meldingsdato</text:p>
          </table:table-cell>
          <table:table-cell office:value-type="string" calcext:value-type="string">
            <text:p>Midtdeler</text:p>
          </table:table-cell>
          <table:table-cell office:value-type="string" calcext:value-type="string">
            <text:p>Ok SSB</text:p>
          </table:table-cell>
          <table:table-cell office:value-type="string" calcext:value-type="string">
            <text:p>Oppgitt antall skadde</text:p>
          </table:table-cell>
          <table:table-cell office:value-type="string" calcext:value-type="string">
            <text:p>PunktTilknytning</text:p>
          </table:table-cell>
          <table:table-cell office:value-type="string" calcext:value-type="string">
            <text:p>Registrering status</text:p>
          </table:table-cell>
          <table:table-cell table:style-name="Default" office:value-type="string" calcext:value-type="string">
            <text:p>Registreringsdato for fagdata</text:p>
          </table:table-cell>
          <table:table-cell office:value-type="string" calcext:value-type="string">
            <text:p>Stedfestingens nøyaktighet</text:p>
          </table:table-cell>
          <table:table-cell office:value-type="string" calcext:value-type="string">
            <text:p>Stedsbeskrivelse</text:p>
          </table:table-cell>
          <table:table-cell office:value-type="string" calcext:value-type="string">
            <text:p>Stedsforhold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Uhell kategori</text:p>
          </table:table-cell>
          <table:table-cell office:value-type="string" calcext:value-type="string">
            <text:p>Uhellskode</text:p>
          </table:table-cell>
          <table:table-cell office:value-type="string" calcext:value-type="string">
            <text:p>Ukedag</text:p>
          </table:table-cell>
          <table:table-cell office:value-type="string" calcext:value-type="string">
            <text:p>Ulykke registrert av</text:p>
          </table:table-cell>
          <table:table-cell table:style-name="Default" office:value-type="string" calcext:value-type="string">
            <text:p>Ulykkesdato</text:p>
          </table:table-cell>
          <table:table-cell table:style-name="Default" office:value-type="string" calcext:value-type="string">
            <text:p>Ulykkestidspunkt</text:p>
          </table:table-cell>
          <table:table-cell office:value-type="string" calcext:value-type="string">
            <text:p>Vegbredde</text:p>
          </table:table-cell>
          <table:table-cell office:value-type="string" calcext:value-type="string">
            <text:p>Vegnavn</text:p>
          </table:table-cell>
          <table:table-cell office:value-type="string" calcext:value-type="string">
            <text:p>Vegtype</text:p>
          </table:table-cell>
          <table:table-cell office:value-type="string" calcext:value-type="string">
            <text:p>Værforhold</text:p>
          </table:table-cell>
        </table:table-row>
        <table:table-row table:style-name="ro1">
          <table:table-cell office:value-type="float" office:value="374980820" calcext:value-type="float">
            <text:p>37498082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04-10T13:38:53" calcext:value-type="date">
            <text:p>04/10/14 01:38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671.0 6648461.8)</text:p>
          </table:table-cell>
          <table:table-cell table:number-columns-repeated="2"/>
          <table:table-cell table:formula="of:=MID([.AG2];8;9)" office:value-type="string" office:string-value="262671.0 " calcext:value-type="string">
            <text:p>262671.0 </text:p>
          </table:table-cell>
          <table:table-cell table:formula="of:=MID([.AG2];(LEN([.AG2])-10);10)" office:value-type="string" office:string-value=" 6648461.8" calcext:value-type="string">
            <text:p><text:s/>6648461.8</text:p>
          </table:table-cell>
          <table:table-cell office:value-type="float" office:value="2" calcext:value-type="float">
            <text:p>2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14-04-10" calcext:value-type="date">
            <text:p>2014-04-10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13-01-22" calcext:value-type="date">
            <text:p>2013-01-22</text:p>
          </table:table-cell>
          <table:table-cell office:value-type="time" office:time-value="PT05H21M00S" calcext:value-type="time">
            <text:p>05:21:00 AM</text:p>
          </table:table-cell>
          <table:table-cell table:number-columns-repeated="2"/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561627840" calcext:value-type="float">
            <text:p>56162784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19T16:00:44" calcext:value-type="date">
            <text:p>11/19/14 04:00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476.8 6648554.7)</text:p>
          </table:table-cell>
          <table:table-cell table:number-columns-repeated="2"/>
          <table:table-cell table:formula="of:=MID([.AG3];8;9)" office:value-type="string" office:string-value="262476.8 " calcext:value-type="string">
            <text:p>262476.8 </text:p>
          </table:table-cell>
          <table:table-cell table:formula="of:=MID([.AG3];(LEN([.AG3])-10);10)" office:value-type="string" office:string-value=" 6648554.7" calcext:value-type="string">
            <text:p><text:s/>6648554.7</text:p>
          </table:table-cell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14-11-19" calcext:value-type="date">
            <text:p>2014-11-19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14-08-19" calcext:value-type="date">
            <text:p>2014-08-19</text:p>
          </table:table-cell>
          <table:table-cell office:value-type="time" office:time-value="PT07H41M00S" calcext:value-type="time">
            <text:p>07:41:00 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ratunnelen</text:p>
          </table:table-cell>
          <table:table-cell office:value-type="string" calcext:value-type="string">
            <text:p>Motortrafikk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569836930" calcext:value-type="float">
            <text:p>569836930</text:p>
          </table:table-cell>
          <table:table-cell office:value-type="float" office:value="1" calcext:value-type="float">
            <text:p>1</text:p>
          </table:table-cell>
          <table:table-cell office:value-type="date" office:date-value="2015-01-12" calcext:value-type="date">
            <text:p>2015-01-12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5-01-22T17:03:05" calcext:value-type="date">
            <text:p>01/22/15 05:03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342.8 6648622.2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15-01-22" calcext:value-type="date">
            <text:p>2015-01-22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Uhell med uklart forløp mellom kjøretøy med samme kjøreretning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14-09-30" calcext:value-type="date">
            <text:p>2014-09-30</text:p>
          </table:table-cell>
          <table:table-cell office:value-type="time" office:time-value="PT16H37M00S" calcext:value-type="time">
            <text:p>04:37:00 PM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v/ Bjørvika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267613287" calcext:value-type="float">
            <text:p>26761328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3-10-01T08:48:43" calcext:value-type="date">
            <text:p>10/01/13 08:48 A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033.2 6648665.3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1-02-08" calcext:value-type="date">
            <text:p>2011-02-0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Uhell med uklart forløp / uhell som ikke faller inn under noen bestemt uh.kode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10-09-06" calcext:value-type="date">
            <text:p>2010-09-06</text:p>
          </table:table-cell>
          <table:table-cell office:value-type="time" office:time-value="PT18H33M00S" calcext:value-type="time">
            <text:p>06:33:00 PM</text:p>
          </table:table-cell>
          <table:table-cell/>
          <table:table-cell office:value-type="string" calcext:value-type="string">
            <text:p>V/innkjøring til Festningstunnelen retn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21814840" calcext:value-type="float">
            <text:p>12181484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2021.0 6648660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9-03-19" calcext:value-type="date">
            <text:p>2009-03-19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Lørdag</text:p>
          </table:table-cell>
          <table:table-cell/>
          <table:table-cell office:value-type="date" office:date-value="2006-09-30" calcext:value-type="date">
            <text:p>2006-09-30</text:p>
          </table:table-cell>
          <table:table-cell office:value-type="time" office:time-value="PT16H40M00S" calcext:value-type="time">
            <text:p>04:40:00 P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I begynnelsen av Festningstunnelen vestgående retn</text:p>
          </table:table-cell>
          <table:table-cell office:value-type="string" calcext:value-type="string">
            <text:p>Motortrafikk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264592501" calcext:value-type="float">
            <text:p>26459250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000.3 6648661.7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Tussmørke, skumr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1-03-15" calcext:value-type="date">
            <text:p>2011-03-15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10-08-29" calcext:value-type="date">
            <text:p>2010-08-29</text:p>
          </table:table-cell>
          <table:table-cell office:value-type="time" office:time-value="PT09H04M00S" calcext:value-type="time">
            <text:p>09:04:00 A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70 m inn i vestgående løp i Festningstunne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45624" calcext:value-type="float">
            <text:p>8644562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6-05-12" calcext:value-type="date">
            <text:p>1996-05-12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1995-07-20" calcext:value-type="date">
            <text:p>1995-07-20</text:p>
          </table:table-cell>
          <table:table-cell office:value-type="time" office:time-value="PT20H18M00S" calcext:value-type="time">
            <text:p>08:18:00 PM</text:p>
          </table:table-cell>
          <table:table-cell table:number-columns-repeated="2"/>
          <table:table-cell office:value-type="string" calcext:value-type="string">
            <text:p>Vanlig veg/gate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200912934" calcext:value-type="float">
            <text:p>20091293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029.3 6648655.7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9-01-30" calcext:value-type="date">
            <text:p>2009-01-30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venstr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08-10-12" calcext:value-type="date">
            <text:p>2008-10-12</text:p>
          </table:table-cell>
          <table:table-cell office:value-type="time" office:time-value="PT20H47M00S" calcext:value-type="time">
            <text:p>08:47:00 P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Festningstunnellen østgående løp v/utkjørin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41318" calcext:value-type="float">
            <text:p>8644131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1996-11-11" calcext:value-type="date">
            <text:p>1996-11-11</text:p>
          </table:table-cell>
          <table:table-cell table:number-columns-repeated="2"/>
          <table:table-cell office:value-type="string" calcext:value-type="string">
            <text:p>Vegstrekning utenfor kryss/avkjørsel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6-05-29" calcext:value-type="date">
            <text:p>1996-05-29</text:p>
          </table:table-cell>
          <table:table-cell office:value-type="time" office:time-value="PT17H00M00S" calcext:value-type="time">
            <text:p>05:00:00 PM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Bispegata, ca.50m øst for Oslotunnel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36254544" calcext:value-type="float">
            <text:p>13625454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e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2010.0 6648664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7-06-27" calcext:value-type="date">
            <text:p>2007-06-27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Mc 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7-06-13" calcext:value-type="date">
            <text:p>2007-06-13</text:p>
          </table:table-cell>
          <table:table-cell office:value-type="time" office:time-value="PT16H48M00S" calcext:value-type="time">
            <text:p>04:48:00 P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Ca 70 m inn i Festningstunnelen vestgående ret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19372972" calcext:value-type="float">
            <text:p>11937297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951.0 6648654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7-06-18" calcext:value-type="date">
            <text:p>2007-06-1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Uhell med uklart forløp mellom kjøretøy med samme kjøreretning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6-10-18" calcext:value-type="date">
            <text:p>2006-10-18</text:p>
          </table:table-cell>
          <table:table-cell office:value-type="time" office:time-value="PT10H14M00S" calcext:value-type="time">
            <text:p>10:14:00 AM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Festningstunnellen, østgående. Like før utgangen</text:p>
          </table:table-cell>
          <table:table-cell office:value-type="string" calcext:value-type="string">
            <text:p>Motorveg</text:p>
          </table:table-cell>
          <table:table-cell/>
        </table:table-row>
        <table:table-row table:style-name="ro1">
          <table:table-cell office:value-type="float" office:value="522820023" calcext:value-type="float">
            <text:p>52282002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927.2 6648654.5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14-06-26" calcext:value-type="date">
            <text:p>2014-06-26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14-05-28" calcext:value-type="date">
            <text:p>2014-05-28</text:p>
          </table:table-cell>
          <table:table-cell office:value-type="time" office:time-value="PT14H26M00S" calcext:value-type="time">
            <text:p>02:26:00 PM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I Festningstunel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146436845" calcext:value-type="float">
            <text:p>14643684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931.0 6648671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7-10-17" calcext:value-type="date">
            <text:p>2007-10-17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07-09-16" calcext:value-type="date">
            <text:p>2007-09-16</text:p>
          </table:table-cell>
          <table:table-cell office:value-type="time" office:time-value="PT11H42M00S" calcext:value-type="time">
            <text:p>11:42:00 AM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Festningstunnelen vestg. Ca 150 m in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114337327" calcext:value-type="float">
            <text:p>11433732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920.0 6648674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Ja</text:p>
          </table:table-cell>
          <table:table-cell table:number-columns-repeated="4"/>
          <table:table-cell office:value-type="date" office:date-value="2007-04-12" calcext:value-type="date">
            <text:p>2007-04-12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 ulykke</text:p>
          </table:table-cell>
          <table:table-cell office:value-type="string" calcext:value-type="string">
            <text:p>Enslig kjøretøy veltet i kjørebanen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6-07-28" calcext:value-type="date">
            <text:p>2006-07-28</text:p>
          </table:table-cell>
          <table:table-cell office:value-type="time" office:time-value="PT17H25M00S" calcext:value-type="time">
            <text:p>05:25:00 PM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E18 vestgående ca 150 m inn i Festningstunne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204216125" calcext:value-type="float">
            <text:p>20421612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894.8 6648659.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9-01-12" calcext:value-type="date">
            <text:p>2009-01-12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8-11-26" calcext:value-type="date">
            <text:p>2008-11-26</text:p>
          </table:table-cell>
          <table:table-cell office:value-type="time" office:time-value="PT10H45M00S" calcext:value-type="time">
            <text:p>10:45:00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stningstunnelen østgående, rett før utløpe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09012" calcext:value-type="float">
            <text:p>8640901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9-02-08" calcext:value-type="date">
            <text:p>1999-02-0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i høyrekurv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8-06-02" calcext:value-type="date">
            <text:p>1998-06-02</text:p>
          </table:table-cell>
          <table:table-cell office:value-type="time" office:time-value="PT06H20M00S" calcext:value-type="time">
            <text:p>06:20:00 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18 Festningstunnelen retn v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4028" calcext:value-type="float">
            <text:p>8643402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8-22" calcext:value-type="date">
            <text:p>1997-08-2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1997-07-31" calcext:value-type="date">
            <text:p>1997-07-31</text:p>
          </table:table-cell>
          <table:table-cell office:value-type="time" office:time-value="PT15H46M00S" calcext:value-type="time">
            <text:p>03:46:00 P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slotunnel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01401" calcext:value-type="float">
            <text:p>8640140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0-05-22" calcext:value-type="date">
            <text:p>2000-05-2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veltet i kjørebanen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0-04-12" calcext:value-type="date">
            <text:p>2000-04-12</text:p>
          </table:table-cell>
          <table:table-cell office:value-type="time" office:time-value="PT10H10M00S" calcext:value-type="time">
            <text:p>10:10:00 A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stningetunnelen vestg ret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14362126" calcext:value-type="float">
            <text:p>11436212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906.0 6648683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 table:number-columns-repeated="4"/>
          <table:table-cell office:value-type="date" office:date-value="2007-03-08" calcext:value-type="date">
            <text:p>2007-03-0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06-04-09" calcext:value-type="date">
            <text:p>2006-04-09</text:p>
          </table:table-cell>
          <table:table-cell office:value-type="time" office:time-value="PT13H34M00S" calcext:value-type="time">
            <text:p>01:34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stningstunnel vestgående, omtrent ved inng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86410162" calcext:value-type="float">
            <text:p>8641016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8-12-07" calcext:value-type="date">
            <text:p>1998-12-07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8-10-02" calcext:value-type="date">
            <text:p>1998-10-02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E18, Festningstunne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3847" calcext:value-type="float">
            <text:p>8637384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858.905273438 6648688.58398438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5-10-27" calcext:value-type="date">
            <text:p>2005-10-27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5-06-21" calcext:value-type="date">
            <text:p>2005-06-21</text:p>
          </table:table-cell>
          <table:table-cell office:value-type="time" office:time-value="PT09H07M00S" calcext:value-type="time">
            <text:p>09:07:00 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stningstunnelen østgående.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08653" calcext:value-type="float">
            <text:p>8640865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1-07-20" calcext:value-type="date">
            <text:p>2001-07-2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på trafikkøy eller ende av midtdeler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9-01-01" calcext:value-type="date">
            <text:p>1999-01-01</text:p>
          </table:table-cell>
          <table:table-cell office:value-type="time" office:time-value="PT21H16M00S" calcext:value-type="time">
            <text:p>09:16:00 PM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Festningstunnelen v/avkjøring til Skipperg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632" calcext:value-type="float">
            <text:p>8643763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vorlig skad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1" calcext:value-type="date">
            <text:p>1997-02-1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1996-03-14" calcext:value-type="date">
            <text:p>1996-03-14</text:p>
          </table:table-cell>
          <table:table-cell office:value-type="time" office:time-value="PT08H30M00S" calcext:value-type="time">
            <text:p>08:30:00 A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Oslotunellen østg. løp. Ved avkj. til Danskebåten.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437637" calcext:value-type="float">
            <text:p>8643763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vingefelt venstre / høyre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2" calcext:value-type="date">
            <text:p>1997-02-12</text:p>
          </table:table-cell>
          <table:table-cell table:number-columns-repeated="2"/>
          <table:table-cell office:value-type="string" calcext:value-type="string">
            <text:p>Annet kryss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1996-03-11" calcext:value-type="date">
            <text:p>1996-03-11</text:p>
          </table:table-cell>
          <table:table-cell office:value-type="time" office:time-value="PT20H29M00S" calcext:value-type="time">
            <text:p>08:29:00 P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Oslotunellen østg. avkjøringen til Danskebåten.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1619" calcext:value-type="float">
            <text:p>8638161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4-04-15" calcext:value-type="date">
            <text:p>2004-04-15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på trafikkøy eller ende av midtdeler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3-11-05" calcext:value-type="date">
            <text:p>2003-11-05</text:p>
          </table:table-cell>
          <table:table-cell office:value-type="time" office:time-value="PT07H56M00S" calcext:value-type="time">
            <text:p>07:56:00 AM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E18 Festningstunnelen retn øst v/avkj.til Skipper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7364" calcext:value-type="float">
            <text:p>8637736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807.709289551 6648702.92382813)</text:p>
          </table:table-cell>
          <table:table-cell table:formula="of:=SUBSTITUTE([.AG27];&quot;POINT (&quot;;&quot;&quot;)" office:value-type="string" office:string-value="261807.709289551 6648702.92382813)" calcext:value-type="string">
            <text:p>261807.709289551 6648702.92382813)</text:p>
          </table:table-cell>
          <table:table-cell table:formula="of:=SUBSTITUTE([.AH27];&quot;)&quot;;&quot;&quot;)" office:value-type="string" office:string-value="261807.709289551 6648702.92382813" calcext:value-type="string">
            <text:p>261807.709289551 6648702.92382813</text:p>
          </table:table-cell>
          <table:table-cell/>
          <table:table-cell table:formula="of:=MID([.AG27];(LEN([.AG27])-10);10)" office:value-type="string" office:string-value="2.92382813" calcext:value-type="string">
            <text:p>2.92382813</text:p>
          </table:table-cell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4-12-14" calcext:value-type="date">
            <text:p>2004-12-14</text:p>
          </table:table-cell>
          <table:table-cell table:number-columns-repeated="2"/>
          <table:table-cell office:value-type="string" calcext:value-type="string">
            <text:p>Vegstrekning utenfor kryss/avkjørs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4-08-09" calcext:value-type="date">
            <text:p>2004-08-09</text:p>
          </table:table-cell>
          <table:table-cell office:value-type="time" office:time-value="PT11H56M00S" calcext:value-type="time">
            <text:p>11:56:00 AM</text:p>
          </table:table-cell>
          <table:table-cell/>
          <table:table-cell office:value-type="string" calcext:value-type="string">
            <text:p>E18,Festningstunn. r.vest ca.275m inn i tunne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9354" calcext:value-type="float">
            <text:p>8638935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vorlig skad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2-07-08" calcext:value-type="date">
            <text:p>2002-07-0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i venstrekurv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2-06-18" calcext:value-type="date">
            <text:p>2002-06-18</text:p>
          </table:table-cell>
          <table:table-cell office:value-type="time" office:time-value="PT07H56M00S" calcext:value-type="time">
            <text:p>07:56:00 AM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Festningstunnelen retn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30459138" calcext:value-type="float">
            <text:p>13045913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777.0 6648694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7-06-28" calcext:value-type="date">
            <text:p>2007-06-2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7-02-14" calcext:value-type="date">
            <text:p>2007-02-14</text:p>
          </table:table-cell>
          <table:table-cell office:value-type="time" office:time-value="PT13H07M00S" calcext:value-type="time">
            <text:p>01:07:00 PM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Festningstunnelen østgående v/avkj til Skipperg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0452" calcext:value-type="float">
            <text:p>8637045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Delvis snø / isbelagt veg</text:p>
          </table:table-cell>
          <table:table-cell office:value-type="string" calcext:value-type="string">
            <text:p>POINT (261774.157958984 6648711.109375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6-03-16" calcext:value-type="date">
            <text:p>2006-03-16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5-12-21" calcext:value-type="date">
            <text:p>2005-12-21</text:p>
          </table:table-cell>
          <table:table-cell office:value-type="time" office:time-value="PT23H30M00S" calcext:value-type="time">
            <text:p>11:30:00 P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stningstunel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328662550" calcext:value-type="float">
            <text:p>32866255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770.4 6648705.3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3-03-06" calcext:value-type="date">
            <text:p>2013-03-06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12-03-20" calcext:value-type="date">
            <text:p>2012-03-20</text:p>
          </table:table-cell>
          <table:table-cell office:value-type="time" office:time-value="PT15H25M00S" calcext:value-type="time">
            <text:p>03:25:00 PM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v/ Bjørvika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40850798" calcext:value-type="float">
            <text:p>14085079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748.0 6648757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7-06-05" calcext:value-type="date">
            <text:p>2007-06-05</text:p>
          </table:table-cell>
          <table:table-cell office:value-type="time" office:time-value="PT15H06M00S" calcext:value-type="time">
            <text:p>03:06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E18 Festningstunnelen retn vest ca500m in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60071478" calcext:value-type="float">
            <text:p>16007147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/>
          <table:table-cell office:value-type="string" calcext:value-type="string">
            <text:p>POINT (261729.0 6648742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8-09-18" calcext:value-type="date">
            <text:p>2008-09-1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8-03-14" calcext:value-type="date">
            <text:p>2008-03-14</text:p>
          </table:table-cell>
          <table:table-cell office:value-type="time" office:time-value="PT15H12M00S" calcext:value-type="time">
            <text:p>03:12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Festningstunnelen</text:p>
          </table:table-cell>
          <table:table-cell office:value-type="string" calcext:value-type="string">
            <text:p>Motorveg</text:p>
          </table:table-cell>
          <table:table-cell/>
        </table:table-row>
        <table:table-row table:style-name="ro1">
          <table:table-cell office:value-type="float" office:value="128466590" calcext:value-type="float">
            <text:p>12846659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735.0 6648753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7-03-27" calcext:value-type="date">
            <text:p>2007-03-27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6-03-31" calcext:value-type="date">
            <text:p>2006-03-31</text:p>
          </table:table-cell>
          <table:table-cell office:value-type="time" office:time-value="PT19H27M00S" calcext:value-type="time">
            <text:p>07:27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E18 vestgående i Festningstunne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379766" calcext:value-type="float">
            <text:p>8637976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748.569274902 6648764.8896484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4-09-02" calcext:value-type="date">
            <text:p>2004-09-0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4-02-12" calcext:value-type="date">
            <text:p>2004-02-12</text:p>
          </table:table-cell>
          <table:table-cell office:value-type="time" office:time-value="PT09H26M00S" calcext:value-type="time">
            <text:p>09:26:00 AM</text:p>
          </table:table-cell>
          <table:table-cell/>
          <table:table-cell office:value-type="string" calcext:value-type="string">
            <text:p>Festningstunnelen vestgående, 350 m inn i tunnel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683" calcext:value-type="float">
            <text:p>8643768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0" calcext:value-type="date">
            <text:p>1997-02-1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av forankjørende ved skifte av felt til høyre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6-01-10" calcext:value-type="date">
            <text:p>1996-01-10</text:p>
          </table:table-cell>
          <table:table-cell office:value-type="time" office:time-value="PT18H10M00S" calcext:value-type="time">
            <text:p>06:10:00 P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Oslo-tunellen, østg. løp, 200m v. avkj. sentr. syd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09833" calcext:value-type="float">
            <text:p>8640983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8-12-21" calcext:value-type="date">
            <text:p>1998-12-2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på rett vegstrekning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8-11-03" calcext:value-type="date">
            <text:p>1998-11-03</text:p>
          </table:table-cell>
          <table:table-cell office:value-type="time" office:time-value="PT09H50M00S" calcext:value-type="time">
            <text:p>09:50:00 A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Festningstunnelen østgående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569" calcext:value-type="float">
            <text:p>8643756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7" calcext:value-type="date">
            <text:p>1997-02-17</text:p>
          </table:table-cell>
          <table:table-cell table:number-columns-repeated="2"/>
          <table:table-cell office:value-type="string" calcext:value-type="string">
            <text:p>Vegstrekning utenfor kryss/avkjør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6-02-13" calcext:value-type="date">
            <text:p>1996-02-13</text:p>
          </table:table-cell>
          <table:table-cell office:value-type="time" office:time-value="PT19H20M00S" calcext:value-type="time">
            <text:p>07:20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Oslotunellen østg. løp, 250m før avkj. Sentr.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374037" calcext:value-type="float">
            <text:p>8637403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689.952331543 6648865.91455078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5-10-12" calcext:value-type="date">
            <text:p>2005-10-1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Lørdag</text:p>
          </table:table-cell>
          <table:table-cell/>
          <table:table-cell office:value-type="date" office:date-value="2005-03-12" calcext:value-type="date">
            <text:p>2005-03-12</text:p>
          </table:table-cell>
          <table:table-cell office:value-type="time" office:time-value="PT01H20M00S" calcext:value-type="time">
            <text:p>01:20:00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18, vestgående, 100 m inn i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4780" calcext:value-type="float">
            <text:p>8643478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7-31" calcext:value-type="date">
            <text:p>1997-07-3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Uhell med uklart forløp mellom kjøretøy med samme kjøreretning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7-05-16" calcext:value-type="date">
            <text:p>1997-05-16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slotunnellen østgående løp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431451" calcext:value-type="float">
            <text:p>8643145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12-12" calcext:value-type="date">
            <text:p>1997-12-1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7-01-15" calcext:value-type="date">
            <text:p>1997-01-15</text:p>
          </table:table-cell>
          <table:table-cell office:value-type="time" office:time-value="PT06H40M00S" calcext:value-type="time">
            <text:p>06:40:00 A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Oslotunnelen retn.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411965" calcext:value-type="float">
            <text:p>8641196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vorlig skad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Glatt eller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8-08-28" calcext:value-type="date">
            <text:p>1998-08-2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8-07-07" calcext:value-type="date">
            <text:p>1998-07-07</text:p>
          </table:table-cell>
          <table:table-cell office:value-type="time" office:time-value="PT22H00M00S" calcext:value-type="time">
            <text:p>10:00:00 P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Festningstunne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86432411" calcext:value-type="float">
            <text:p>8643241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11-03" calcext:value-type="date">
            <text:p>1997-11-03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1997-10-06" calcext:value-type="date">
            <text:p>1997-10-06</text:p>
          </table:table-cell>
          <table:table-cell office:value-type="time" office:time-value="PT08H45M00S" calcext:value-type="time">
            <text:p>08:45:00 A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Oslotunnelen retn.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19372804" calcext:value-type="float">
            <text:p>11937280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663.0 6648897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 table:number-columns-repeated="4"/>
          <table:table-cell office:value-type="date" office:date-value="2007-03-27" calcext:value-type="date">
            <text:p>2007-03-27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Vegstrekning utenfor kryss/avkjørs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6-10-06" calcext:value-type="date">
            <text:p>2006-10-06</text:p>
          </table:table-cell>
          <table:table-cell office:value-type="time" office:time-value="PT20H30M00S" calcext:value-type="time">
            <text:p>08:30:00 P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Festningstunellen i bånn østover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272095272" calcext:value-type="float">
            <text:p>27209527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662.6 6648903.3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1-02-10" calcext:value-type="date">
            <text:p>2011-02-10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venstrekurve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10-11-03" calcext:value-type="date">
            <text:p>2010-11-03</text:p>
          </table:table-cell>
          <table:table-cell office:value-type="time" office:time-value="PT05H45M00S" calcext:value-type="time">
            <text:p>05:45:00 AM</text:p>
          </table:table-cell>
          <table:table-cell/>
          <table:table-cell office:value-type="string" calcext:value-type="string">
            <text:p>Festningstunne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157104391" calcext:value-type="float">
            <text:p>15710439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/>
          <table:table-cell office:value-type="string" calcext:value-type="string">
            <text:p>POINT (261656.0 6648909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8-03-26" calcext:value-type="date">
            <text:p>2008-03-26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I Festningstunnelen, inngående</text:p>
          </table:table-cell>
          <table:table-cell office:value-type="string" calcext:value-type="string">
            <text:p>Motorveg</text:p>
          </table:table-cell>
          <table:table-cell/>
        </table:table-row>
        <table:table-row table:style-name="ro1">
          <table:table-cell office:value-type="float" office:value="86445570" calcext:value-type="float">
            <text:p>8644557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7"/>
          <table:table-cell office:value-type="date" office:date-value="1996-05-12" calcext:value-type="date">
            <text:p>1996-05-12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5-07-26" calcext:value-type="date">
            <text:p>1995-07-26</text:p>
          </table:table-cell>
          <table:table-cell office:value-type="time" office:time-value="PT12H45M00S" calcext:value-type="time">
            <text:p>12:45:00 PM</text:p>
          </table:table-cell>
          <table:table-cell table:number-columns-repeated="2"/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407376" calcext:value-type="float">
            <text:p>8640737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9-06-03" calcext:value-type="date">
            <text:p>1999-06-03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på rett vegstrekning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9-01-26" calcext:value-type="date">
            <text:p>1999-01-26</text:p>
          </table:table-cell>
          <table:table-cell office:value-type="time" office:time-value="PT09H05M00S" calcext:value-type="time">
            <text:p>09:05:00 A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Festningstunnelen, 700 m fra åpning retn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98162" calcext:value-type="float">
            <text:p>8639816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1-01-09" calcext:value-type="date">
            <text:p>2001-01-09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0-11-01" calcext:value-type="date">
            <text:p>2000-11-01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Festningstunnelen østg, hvor stigning begynner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460892" calcext:value-type="float">
            <text:p>8646089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Vegstrekning utenfor kryss/avkjørsel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2-04-22" calcext:value-type="date">
            <text:p>1992-04-22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office:value-type="string" calcext:value-type="string">
            <text:p>Oslotunnelen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98198" calcext:value-type="float">
            <text:p>8639819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1-01-10" calcext:value-type="date">
            <text:p>2001-01-1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0-11-01" calcext:value-type="date">
            <text:p>2000-11-01</text:p>
          </table:table-cell>
          <table:table-cell office:value-type="time" office:time-value="PT15H38M00S" calcext:value-type="time">
            <text:p>03:38:00 P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Festningstunnelen østg, ca der stigning begynner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449328594" calcext:value-type="float">
            <text:p>44932859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651.9 6648958.5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Uhell med uklart forløp hvor enslig kjøretøy kjørte utfor vegen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13-08-21" calcext:value-type="date">
            <text:p>2013-08-21</text:p>
          </table:table-cell>
          <table:table-cell office:value-type="time" office:time-value="PT19H18M00S" calcext:value-type="time">
            <text:p>07:18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eratunne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0319" calcext:value-type="float">
            <text:p>8638031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629.645263672 6649049.24511719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4-08-21" calcext:value-type="date">
            <text:p>2004-08-2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4-02-12" calcext:value-type="date">
            <text:p>2004-02-12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E18, ca.690m inn i Festningstunnelen retn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51907914" calcext:value-type="float">
            <text:p>15190791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623.0 6649050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7-12-05" calcext:value-type="date">
            <text:p>2007-12-05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Lørdag</text:p>
          </table:table-cell>
          <table:table-cell/>
          <table:table-cell office:value-type="date" office:date-value="2007-11-03" calcext:value-type="date">
            <text:p>2007-11-03</text:p>
          </table:table-cell>
          <table:table-cell office:value-type="time" office:time-value="PT17H43M00S" calcext:value-type="time">
            <text:p>05:43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 østgående rett etter bunn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61600" calcext:value-type="float">
            <text:p>8646160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enfor tettbebyggelse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4 armet kryss (X-kryss)</text:p>
          </table:table-cell>
          <table:table-cell/>
          <table:table-cell office:value-type="string" calcext:value-type="string">
            <text:p>Fotgjenger eller akende involvert</text:p>
          </table:table-cell>
          <table:table-cell office:value-type="string" calcext:value-type="string">
            <text:p>Fotgjenger krysset kjørebanen foran venstresvingende kjøretøy i kryss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1992-07-01" calcext:value-type="date">
            <text:p>1992-07-01</text:p>
          </table:table-cell>
          <table:table-cell office:value-type="time" office:time-value="PT23H20M00S" calcext:value-type="time">
            <text:p>11:20:00 PM</text:p>
          </table:table-cell>
          <table:table-cell/>
          <table:table-cell office:value-type="string" calcext:value-type="string">
            <text:p>E18xR.Amund.gt.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Dårlig sikt forøvrig</text:p>
          </table:table-cell>
        </table:table-row>
        <table:table-row table:style-name="ro1">
          <table:table-cell office:value-type="float" office:value="86386984" calcext:value-type="float">
            <text:p>8638698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ep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3-01-13" calcext:value-type="date">
            <text:p>2003-01-13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i venstrekurv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02-12-29" calcext:value-type="date">
            <text:p>2002-12-29</text:p>
          </table:table-cell>
          <table:table-cell office:value-type="time" office:time-value="PT18H28M00S" calcext:value-type="time">
            <text:p>06:28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Festningstunnelen vestgående, 780 m etter inngan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54782005" calcext:value-type="float">
            <text:p>15478200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591.0 6649115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8-03-04" calcext:value-type="date">
            <text:p>2008-03-04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Vegstrekning utenfor kryss/avkjørsel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7-12-20" calcext:value-type="date">
            <text:p>2007-12-20</text:p>
          </table:table-cell>
          <table:table-cell office:value-type="time" office:time-value="PT13H29M00S" calcext:value-type="time">
            <text:p>01:29:00 P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.midt inne i Festningstunnelen i v.felt østgåend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19354073" calcext:value-type="float">
            <text:p>11935407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589.0 6649125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7-04-19" calcext:value-type="date">
            <text:p>2007-04-19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6-08-07" calcext:value-type="date">
            <text:p>2006-08-07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office:value-type="string" calcext:value-type="string">
            <text:p>E-18 Festningstunnelen østgående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6584" calcext:value-type="float">
            <text:p>8643658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3-21" calcext:value-type="date">
            <text:p>1997-03-2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på rett vegstrekning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1997-03-03" calcext:value-type="date">
            <text:p>1997-03-03</text:p>
          </table:table-cell>
          <table:table-cell office:value-type="time" office:time-value="PT00H25M00S" calcext:value-type="time">
            <text:p>12:25:00 A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Oslotunellen retning øst.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653" calcext:value-type="float">
            <text:p>8643765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2" calcext:value-type="date">
            <text:p>1997-02-1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av parkert kjøretøy på høyre sid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6-02-23" calcext:value-type="date">
            <text:p>1996-02-23</text:p>
          </table:table-cell>
          <table:table-cell office:value-type="time" office:time-value="PT10H25M00S" calcext:value-type="time">
            <text:p>10:25:00 AM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Oslotunellen, 100m ø. for laveste pkt., østg. løp.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62618" calcext:value-type="float">
            <text:p>8646261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enfor tettbebyggelse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Vegstrekning utenfor kryss/avkjørsel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2-11-13" calcext:value-type="date">
            <text:p>1992-11-13</text:p>
          </table:table-cell>
          <table:table-cell office:value-type="time" office:time-value="PT17H05M00S" calcext:value-type="time">
            <text:p>05:05:00 PM</text:p>
          </table:table-cell>
          <table:table-cell/>
          <table:table-cell office:value-type="string" calcext:value-type="string">
            <text:p>Oslotunnelen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6318" calcext:value-type="float">
            <text:p>8637631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528.0 6649197.19999695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7"/>
          <table:table-cell office:value-type="date" office:date-value="2007-05-04" calcext:value-type="date">
            <text:p>2007-05-04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4-11-30" calcext:value-type="date">
            <text:p>2004-11-30</text:p>
          </table:table-cell>
          <table:table-cell office:value-type="time" office:time-value="PT15H45M00S" calcext:value-type="time">
            <text:p>03:45:00 P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Festningstunnel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121822933" calcext:value-type="float">
            <text:p>12182293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/>
          <table:table-cell office:value-type="string" calcext:value-type="string">
            <text:p>POINT (261537.0 6649174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8-01-21" calcext:value-type="date">
            <text:p>2008-01-21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7-01-05" calcext:value-type="date">
            <text:p>2007-01-05</text:p>
          </table:table-cell>
          <table:table-cell office:value-type="time" office:time-value="PT19H14M00S" calcext:value-type="time">
            <text:p>07:14:00 P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18 østg, Festningstunnelen v/45 metersmerket</text:p>
          </table:table-cell>
          <table:table-cell office:value-type="string" calcext:value-type="string">
            <text:p>Motorveg</text:p>
          </table:table-cell>
          <table:table-cell/>
        </table:table-row>
        <table:table-row table:style-name="ro1">
          <table:table-cell office:value-type="float" office:value="151905270" calcext:value-type="float">
            <text:p>15190527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35" calcext:value-type="float">
            <text:p>22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ep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515.0 6649191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13-01-04" calcext:value-type="date">
            <text:p>2013-01-04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7-11-27" calcext:value-type="date">
            <text:p>2007-11-27</text:p>
          </table:table-cell>
          <table:table-cell office:value-type="time" office:time-value="PT20H45M00S" calcext:value-type="time">
            <text:p>08:45:00 P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stningstunnelen østgående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55720" calcext:value-type="float">
            <text:p>8645572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6-05-05" calcext:value-type="date">
            <text:p>1996-05-05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4-10-28" calcext:value-type="date">
            <text:p>1994-10-28</text:p>
          </table:table-cell>
          <table:table-cell office:value-type="time" office:time-value="PT15H10M00S" calcext:value-type="time">
            <text:p>03:10:00 PM</text:p>
          </table:table-cell>
          <table:table-cell table:number-columns-repeated="2"/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07970" calcext:value-type="float">
            <text:p>8640797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9-04-09" calcext:value-type="date">
            <text:p>1999-04-09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9-03-02" calcext:value-type="date">
            <text:p>1999-03-02</text:p>
          </table:table-cell>
          <table:table-cell office:value-type="time" office:time-value="PT12H50M00S" calcext:value-type="time">
            <text:p>12:50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, 900 m før østlig utg.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7448" calcext:value-type="float">
            <text:p>8638744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2-11-28" calcext:value-type="date">
            <text:p>2002-11-2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2-07-10" calcext:value-type="date">
            <text:p>2002-07-10</text:p>
          </table:table-cell>
          <table:table-cell office:value-type="time" office:time-value="PT09H00M00S" calcext:value-type="time">
            <text:p>09:00:00 A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 retn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93055" calcext:value-type="float">
            <text:p>8639305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Tussmørke, skumring</text:p>
          </table:table-cell>
          <table:table-cell table:number-columns-repeated="6"/>
          <table:table-cell office:value-type="date" office:date-value="2002-01-04" calcext:value-type="date">
            <text:p>2002-01-04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1-07-20" calcext:value-type="date">
            <text:p>2001-07-20</text:p>
          </table:table-cell>
          <table:table-cell office:value-type="time" office:time-value="PT10H10M00S" calcext:value-type="time">
            <text:p>10:10:00 A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 østgående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607" calcext:value-type="float">
            <text:p>8643760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2" calcext:value-type="date">
            <text:p>1997-02-12</text:p>
          </table:table-cell>
          <table:table-cell table:number-columns-repeated="2"/>
          <table:table-cell office:value-type="string" calcext:value-type="string">
            <text:p>Bomstasjon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1996-06-27" calcext:value-type="date">
            <text:p>1996-06-27</text:p>
          </table:table-cell>
          <table:table-cell office:value-type="time" office:time-value="PT16H40M00S" calcext:value-type="time">
            <text:p>04:40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Oslotunellen, vestg. løp, i bunnen.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98067" calcext:value-type="float">
            <text:p>8639806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7"/>
          <table:table-cell office:value-type="date" office:date-value="2001-01-18" calcext:value-type="date">
            <text:p>2001-01-1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0-10-26" calcext:value-type="date">
            <text:p>2000-10-26</text:p>
          </table:table-cell>
          <table:table-cell office:value-type="time" office:time-value="PT15H10M00S" calcext:value-type="time">
            <text:p>03:10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 østg løp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391566" calcext:value-type="float">
            <text:p>8639156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2-02-12" calcext:value-type="date">
            <text:p>2002-02-1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1-12-13" calcext:value-type="date">
            <text:p>2001-12-13</text:p>
          </table:table-cell>
          <table:table-cell office:value-type="time" office:time-value="PT15H35M00S" calcext:value-type="time">
            <text:p>03:35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Festningstunnelen retn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4452" calcext:value-type="float">
            <text:p>8638445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3-07-09" calcext:value-type="date">
            <text:p>2003-07-09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3-01-27" calcext:value-type="date">
            <text:p>2003-01-27</text:p>
          </table:table-cell>
          <table:table-cell office:value-type="time" office:time-value="PT16H20M00S" calcext:value-type="time">
            <text:p>04:20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Østover i Festningstunnelen 100 m etter Dr. Mauds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7579" calcext:value-type="float">
            <text:p>8643757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7-02-12" calcext:value-type="date">
            <text:p>1997-02-12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6-06-21" calcext:value-type="date">
            <text:p>1996-06-21</text:p>
          </table:table-cell>
          <table:table-cell office:value-type="time" office:time-value="PT20H30M00S" calcext:value-type="time">
            <text:p>08:30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Oslotunellen østg. løp, rett før bunnen av tunell.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385099" calcext:value-type="float">
            <text:p>8638509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3-05-21" calcext:value-type="date">
            <text:p>2003-05-2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venstrekurve</text:p>
          </table:table-cell>
          <table:table-cell office:value-type="string" calcext:value-type="string">
            <text:p>Lørdag</text:p>
          </table:table-cell>
          <table:table-cell/>
          <table:table-cell office:value-type="date" office:date-value="2003-02-01" calcext:value-type="date">
            <text:p>2003-02-01</text:p>
          </table:table-cell>
          <table:table-cell office:value-type="time" office:time-value="PT12H52M00S" calcext:value-type="time">
            <text:p>12:52:00 PM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18 Festningstunnelen retn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Ukjent</text:p>
          </table:table-cell>
        </table:table-row>
        <table:table-row table:style-name="ro1">
          <table:table-cell office:value-type="float" office:value="86378316" calcext:value-type="float">
            <text:p>8637831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479.076873779 6649216.36474609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4-10-28" calcext:value-type="date">
            <text:p>2004-10-2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i venstrekurv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4-08-19" calcext:value-type="date">
            <text:p>2004-08-19</text:p>
          </table:table-cell>
          <table:table-cell office:value-type="time" office:time-value="PT12H09M00S" calcext:value-type="time">
            <text:p>12:09:00 PM</text:p>
          </table:table-cell>
          <table:table-cell/>
          <table:table-cell office:value-type="string" calcext:value-type="string">
            <text:p>Ev18,Festningstunellen r.v.på nivå med Oslo Rådhus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231848590" calcext:value-type="float">
            <text:p>23184859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vorlig skad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70.8 6649218.9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9-10-22" calcext:value-type="date">
            <text:p>2009-10-22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9-10-02" calcext:value-type="date">
            <text:p>2009-10-02</text:p>
          </table:table-cell>
          <table:table-cell office:value-type="time" office:time-value="PT21H09M00S" calcext:value-type="time">
            <text:p>09:09:00 PM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E18 Festningstunnelen østgående i bunn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373925632" calcext:value-type="float">
            <text:p>37392563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464.2 6649212.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13-03-12" calcext:value-type="date">
            <text:p>2013-03-12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12-12-16" calcext:value-type="date">
            <text:p>2012-12-16</text:p>
          </table:table-cell>
          <table:table-cell office:value-type="time" office:time-value="PT22H53M00S" calcext:value-type="time">
            <text:p>10:53:00 PM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Festningstunnelen,like før merket '- 45'på v.veg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428442747" calcext:value-type="float">
            <text:p>42844274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59.5 6649207.7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4-04-03" calcext:value-type="date">
            <text:p>2014-04-03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venstre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13-07-01" calcext:value-type="date">
            <text:p>2013-07-01</text:p>
          </table:table-cell>
          <table:table-cell office:value-type="time" office:time-value="PT16H40M00S" calcext:value-type="time">
            <text:p>04:40:00 PM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579127772" calcext:value-type="float">
            <text:p>579127772</text:p>
          </table:table-cell>
          <table:table-cell office:value-type="float" office:value="1" calcext:value-type="float">
            <text:p>1</text:p>
          </table:table-cell>
          <table:table-cell office:value-type="date" office:date-value="2015-01-12" calcext:value-type="date">
            <text:p>2015-01-12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5-03-23T13:47:45" calcext:value-type="date">
            <text:p>03/23/15 01:47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468.2 6649233.7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5-03-23" calcext:value-type="date">
            <text:p>2015-03-23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i venstrekurve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14-12-31" calcext:value-type="date">
            <text:p>2014-12-31</text:p>
          </table:table-cell>
          <table:table-cell office:value-type="time" office:time-value="PT13H34M00S" calcext:value-type="time">
            <text:p>01:34:00 P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eratunnelen vestgående, festningsdelen</text:p>
          </table:table-cell>
          <table:table-cell office:value-type="string" calcext:value-type="string">
            <text:p>Motortrafikk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48190" calcext:value-type="float">
            <text:p>8644819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6-05-11" calcext:value-type="date">
            <text:p>1996-05-11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1995-01-08" calcext:value-type="date">
            <text:p>1995-01-08</text:p>
          </table:table-cell>
          <table:table-cell office:value-type="time" office:time-value="PT21H39M00S" calcext:value-type="time">
            <text:p>09:39:00 PM</text:p>
          </table:table-cell>
          <table:table-cell table:number-columns-repeated="2"/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64820" calcext:value-type="float">
            <text:p>8646482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et alvorlig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Vegstrekning utenfor kryss/avkjørsel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1991-03-19" calcext:value-type="date">
            <text:p>1991-03-19</text:p>
          </table:table-cell>
          <table:table-cell office:value-type="time" office:time-value="PT08H27M00S" calcext:value-type="time">
            <text:p>08:27:00 AM</text:p>
          </table:table-cell>
          <table:table-cell/>
          <table:table-cell office:value-type="string" calcext:value-type="string">
            <text:p>u/Rådhusplassen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3543" calcext:value-type="float">
            <text:p>8638354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06" calcext:value-type="float">
            <text:p>23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3-10-10" calcext:value-type="date">
            <text:p>2003-10-1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3-05-05" calcext:value-type="date">
            <text:p>2003-05-05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E18 retn øst Festningstun. v/påkjør.fra Dron.Mauds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3330" calcext:value-type="float">
            <text:p>86373330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38.89654541 6649246.02978516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Tussmørke, skumring</text:p>
          </table:table-cell>
          <table:table-cell table:number-columns-repeated="6"/>
          <table:table-cell office:value-type="date" office:date-value="2005-11-10" calcext:value-type="date">
            <text:p>2005-11-1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venstr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05-06-14" calcext:value-type="date">
            <text:p>2005-06-14</text:p>
          </table:table-cell>
          <table:table-cell office:value-type="time" office:time-value="PT14H32M00S" calcext:value-type="time">
            <text:p>02:32:00 P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-18, Festningstunnellen, østgående retning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9298" calcext:value-type="float">
            <text:p>8637929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31" calcext:value-type="float">
            <text:p>23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34.157653809 6649219.27197266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4-09-23" calcext:value-type="date">
            <text:p>2004-09-23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4-04-09" calcext:value-type="date">
            <text:p>2004-04-09</text:p>
          </table:table-cell>
          <table:table-cell office:value-type="time" office:time-value="PT09H34M00S" calcext:value-type="time">
            <text:p>09:34:00 AM</text:p>
          </table:table-cell>
          <table:table-cell/>
          <table:table-cell office:value-type="string" calcext:value-type="string">
            <text:p>Festningstunnelen retn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44465" calcext:value-type="float">
            <text:p>8644446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6-05-19" calcext:value-type="date">
            <text:p>1996-05-19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høyre side på rett vegstrekning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1995-09-24" calcext:value-type="date">
            <text:p>1995-09-24</text:p>
          </table:table-cell>
          <table:table-cell office:value-type="time" office:time-value="PT21H50M00S" calcext:value-type="time">
            <text:p>09:50:00 PM</text:p>
          </table:table-cell>
          <table:table-cell table:number-columns-repeated="2"/>
          <table:table-cell office:value-type="string" calcext:value-type="string">
            <text:p>Annet (plass mm)</text:p>
          </table:table-cell>
          <table:table-cell office:value-type="string" calcext:value-type="string">
            <text:p>God sikt, nedbør</text:p>
          </table:table-cell>
        </table:table-row>
        <table:table-row table:style-name="ro1">
          <table:table-cell office:value-type="float" office:value="86395413" calcext:value-type="float">
            <text:p>863954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1-07-26" calcext:value-type="date">
            <text:p>2001-07-26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Enslig kjøretøy kjørte utfor på venstre side i høyrekurv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1-05-31" calcext:value-type="date">
            <text:p>2001-05-31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Festningstunnelen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2723" calcext:value-type="float">
            <text:p>86382723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4-01-21" calcext:value-type="date">
            <text:p>2004-01-2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3-08-29" calcext:value-type="date">
            <text:p>2003-08-29</text:p>
          </table:table-cell>
          <table:table-cell office:value-type="time" office:time-value="PT13H45M00S" calcext:value-type="time">
            <text:p>01:45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Ev18 Ibunn av Festningstunnelen retn ve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34178" calcext:value-type="float">
            <text:p>8643417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Glatt eller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8-06-09" calcext:value-type="date">
            <text:p>1998-06-09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c ulykke</text:p>
          </table:table-cell>
          <table:table-cell office:value-type="string" calcext:value-type="string">
            <text:p>Enslig kjøretøy veltet i kjørebanen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1997-07-03" calcext:value-type="date">
            <text:p>1997-07-03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Oslotunnellen, østg. løp.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73325" calcext:value-type="float">
            <text:p>8637332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10.336212158 6649253.89257812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5-11-10" calcext:value-type="date">
            <text:p>2005-11-10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av forankjørende ved skifte av felt til høyre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5-06-06" calcext:value-type="date">
            <text:p>2005-06-06</text:p>
          </table:table-cell>
          <table:table-cell office:value-type="time" office:time-value="PT17H35M00S" calcext:value-type="time">
            <text:p>05:35:00 P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-18 Festningstunnel vestgående, omtrentlig i sen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63459805" calcext:value-type="float">
            <text:p>16345980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09.0 6649221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8-05-22" calcext:value-type="date">
            <text:p>2008-05-22</text:p>
          </table:table-cell>
          <table:table-cell office:value-type="string" calcext:value-type="string">
            <text:p>Tilnærmet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Mc ulykke</text:p>
          </table:table-cell>
          <table:table-cell office:value-type="string" calcext:value-type="string">
            <text:p>Uhell med uklart forløp mellom kjøretøy med samme kjøreretning</text:p>
          </table:table-cell>
          <table:table-cell office:value-type="string" calcext:value-type="string">
            <text:p>Søndag</text:p>
          </table:table-cell>
          <table:table-cell/>
          <table:table-cell office:value-type="date" office:date-value="2008-05-04" calcext:value-type="date">
            <text:p>2008-05-04</text:p>
          </table:table-cell>
          <table:table-cell office:value-type="time" office:time-value="PT17H46M00S" calcext:value-type="time">
            <text:p>05:46:00 PM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Festningstunnelen østgående ca i midt i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339500588" calcext:value-type="float">
            <text:p>33950058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405.7 6649227.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Tussmørke, skumring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13-01-30" calcext:value-type="date">
            <text:p>2013-01-30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12-05-04" calcext:value-type="date">
            <text:p>2012-05-04</text:p>
          </table:table-cell>
          <table:table-cell office:value-type="time" office:time-value="PT10H42M00S" calcext:value-type="time">
            <text:p>10:42:00 AM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Festningstunnellen retn øst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448306" calcext:value-type="float">
            <text:p>86448306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71" calcext:value-type="float">
            <text:p>23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jent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Våt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1996-05-11" calcext:value-type="date">
            <text:p>1996-05-11</text:p>
          </table:table-cell>
          <table:table-cell table:number-columns-repeated="2"/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høyre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1995-01-13" calcext:value-type="date">
            <text:p>1995-01-13</text:p>
          </table:table-cell>
          <table:table-cell office:value-type="time" office:time-value="PT17H40M00S" calcext:value-type="time">
            <text:p>05:40:00 PM</text:p>
          </table:table-cell>
          <table:table-cell table:number-columns-repeated="2"/>
          <table:table-cell office:value-type="string" calcext:value-type="string">
            <text:p>Vanlig veg/gate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97892387" calcext:value-type="float">
            <text:p>197892387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391.8 6649240.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8-10-29" calcext:value-type="date">
            <text:p>2008-10-29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Onsdag</text:p>
          </table:table-cell>
          <table:table-cell/>
          <table:table-cell office:value-type="date" office:date-value="2008-10-08" calcext:value-type="date">
            <text:p>2008-10-08</text:p>
          </table:table-cell>
          <table:table-cell office:value-type="time" office:time-value="PT20H55M00S" calcext:value-type="time">
            <text:p>08:55:00 PM</text:p>
          </table:table-cell>
          <table:table-cell/>
          <table:table-cell office:value-type="string" calcext:value-type="string">
            <text:p>Festningstunnelen østgående ca100m før bunnen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86385742" calcext:value-type="float">
            <text:p>86385742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 table:number-columns-repeated="6"/>
          <table:table-cell office:value-type="date" office:date-value="2003-05-08" calcext:value-type="date">
            <text:p>2003-05-08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2-10-04" calcext:value-type="date">
            <text:p>2002-10-04</text:p>
          </table:table-cell>
          <table:table-cell office:value-type="time" office:time-value="PT17H29M00S" calcext:value-type="time">
            <text:p>05:29:00 PM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Festningstunnelen retn øs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97054809" calcext:value-type="float">
            <text:p>197054809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93" calcext:value-type="float">
            <text:p>23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/>
          <table:table-cell office:value-type="string" calcext:value-type="string">
            <text:p>POINT (261369.0 6649237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8-10-09" calcext:value-type="date">
            <text:p>2008-10-09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8-09-26" calcext:value-type="date">
            <text:p>2008-09-26</text:p>
          </table:table-cell>
          <table:table-cell office:value-type="time" office:time-value="PT16H15M00S" calcext:value-type="time">
            <text:p>04:15:00 P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Festningstunnelen østg påkj fra Dronning Maudsgt</text:p>
          </table:table-cell>
          <table:table-cell office:value-type="string" calcext:value-type="string">
            <text:p>Vanlig veg/gate</text:p>
          </table:table-cell>
          <table:table-cell/>
        </table:table-row>
        <table:table-row table:style-name="ro1">
          <table:table-cell office:value-type="float" office:value="86381724" calcext:value-type="float">
            <text:p>8638172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 table:number-columns-repeated="6"/>
          <table:table-cell office:value-type="date" office:date-value="2004-04-01" calcext:value-type="date">
            <text:p>2004-04-01</text:p>
          </table:table-cell>
          <table:table-cell table:number-columns-repeated="2"/>
          <table:table-cell office:value-type="string" calcext:value-type="string">
            <text:p>Tunnel (primært for motorkjøretøy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lulykke</text:p>
          </table:table-cell>
          <table:table-cell office:value-type="string" calcext:value-type="string">
            <text:p>Skifte av felt til venstre</text:p>
          </table:table-cell>
          <table:table-cell office:value-type="string" calcext:value-type="string">
            <text:p>Torsdag</text:p>
          </table:table-cell>
          <table:table-cell/>
          <table:table-cell office:value-type="date" office:date-value="2003-09-11" calcext:value-type="date">
            <text:p>2003-09-11</text:p>
          </table:table-cell>
          <table:table-cell office:value-type="time" office:time-value="PT14H26M00S" calcext:value-type="time">
            <text:p>02:26:00 PM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E18 Festningstunnelen v/påkjør fra D.Maudsg retn ø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19354298" calcext:value-type="float">
            <text:p>119354298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07" calcext:value-type="float">
            <text:p>24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Våt, bar veg</text:p>
          </table:table-cell>
          <table:table-cell office:value-type="string" calcext:value-type="string">
            <text:p>POINT (261354.0 6649233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Ukjent</text:p>
          </table:table-cell>
          <table:table-cell/>
          <table:table-cell office:value-type="string" calcext:value-type="string">
            <text:p>Nei</text:p>
          </table:table-cell>
          <table:table-cell table:number-columns-repeated="4"/>
          <table:table-cell office:value-type="date" office:date-value="2007-02-07" calcext:value-type="date">
            <text:p>2007-02-07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Kjøring i parallelle kjørefelter forøvrig</text:p>
          </table:table-cell>
          <table:table-cell office:value-type="string" calcext:value-type="string">
            <text:p>Lørdag</text:p>
          </table:table-cell>
          <table:table-cell/>
          <table:table-cell office:value-type="date" office:date-value="2006-08-19" calcext:value-type="date">
            <text:p>2006-08-19</text:p>
          </table:table-cell>
          <table:table-cell office:value-type="time" office:time-value="PT14H55M00S" calcext:value-type="time">
            <text:p>02:55:00 PM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Festningstunnelen, østgående løp. Nederst i tunnel</text:p>
          </table:table-cell>
          <table:table-cell office:value-type="string" calcext:value-type="string">
            <text:p>Motortrafikk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178659675" calcext:value-type="float">
            <text:p>178659675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13" calcext:value-type="float">
            <text:p>24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350.0 6649238.0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Ne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9-06-26" calcext:value-type="date">
            <text:p>2009-06-26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Fredag</text:p>
          </table:table-cell>
          <table:table-cell/>
          <table:table-cell office:value-type="date" office:date-value="2008-07-18" calcext:value-type="date">
            <text:p>2008-07-18</text:p>
          </table:table-cell>
          <table:table-cell office:value-type="time" office:time-value="PT14H40M00S" calcext:value-type="time">
            <text:p>02:40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stningstunnelen østgående v/påkj fra Vika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230285064" calcext:value-type="float">
            <text:p>230285064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Tørr, bar veg</text:p>
          </table:table-cell>
          <table:table-cell office:value-type="string" calcext:value-type="string">
            <text:p>POINT (261337.4 6649238.2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Mørkt med vegbelysning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9-09-28" calcext:value-type="date">
            <text:p>2009-09-28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c ulykke</text:p>
          </table:table-cell>
          <table:table-cell office:value-type="string" calcext:value-type="string">
            <text:p>Påkjøring bakfra</text:p>
          </table:table-cell>
          <table:table-cell office:value-type="string" calcext:value-type="string">
            <text:p>Mandag</text:p>
          </table:table-cell>
          <table:table-cell/>
          <table:table-cell office:value-type="date" office:date-value="2009-08-17" calcext:value-type="date">
            <text:p>2009-08-17</text:p>
          </table:table-cell>
          <table:table-cell office:value-type="time" office:time-value="PT17H40M00S" calcext:value-type="time">
            <text:p>05:40:00 PM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Festningstunnelen østgående v/påkj fra Dr. Maudsgt</text:p>
          </table:table-cell>
          <table:table-cell office:value-type="string" calcext:value-type="string">
            <text:p>Motorveg</text:p>
          </table:table-cell>
          <table:table-cell office:value-type="string" calcext:value-type="string">
            <text:p>God sikt, opphold</text:p>
          </table:table-cell>
        </table:table-row>
        <table:table-row table:style-name="ro1">
          <table:table-cell office:value-type="float" office:value="469144141" calcext:value-type="float">
            <text:p>469144141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6" calcext:value-type="date">
            <text:p>2014-10-26</text:p>
          </table:table-cell>
          <table:table-cell office:value-type="date" office:date-value="2019-09-01" calcext:value-type="date">
            <text:p>2019-09-01</text:p>
          </table:table-cell>
          <table:table-cell office:value-type="date" office:date-value="2014-11-27T13:26:54" calcext:value-type="date">
            <text:p>11/27/14 01:26 PM</text:p>
          </table:table-cell>
          <table:table-cell table:number-columns-repeated="2" office:value-type="string" calcext:value-type="string">
            <text:p>OS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ttere skad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enfor tettbebyggelse</text:p>
          </table:table-cell>
          <table:table-cell table:number-columns-repeated="2"/>
          <table:table-cell office:value-type="string" calcext:value-type="string">
            <text:p>Asfalt, oljegr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anlig kjørefelt</text:p>
          </table:table-cell>
          <table:table-cell office:value-type="string" calcext:value-type="string">
            <text:p>Ukjent</text:p>
          </table:table-cell>
          <table:table-cell office:value-type="string" calcext:value-type="string">
            <text:p>POINT (261336.5 6649247.4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Europave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sisterende veg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Dagslys</text:p>
          </table:table-cell>
          <table:table-cell/>
          <table:table-cell office:value-type="string" calcext:value-type="string">
            <text:p>Ne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4-09-12" calcext:value-type="date">
            <text:p>2014-09-12</text:p>
          </table:table-cell>
          <table:table-cell office:value-type="string" calcext:value-type="string">
            <text:p>Nøyaktig</text:p>
          </table:table-cell>
          <table:table-cell/>
          <table:table-cell office:value-type="string" calcext:value-type="string">
            <text:p>Tunnel (primært for motorkjøretøy)</text:p>
          </table:table-cell>
          <table:table-cell/>
          <table:table-cell office:value-type="string" calcext:value-type="string">
            <text:p>Bilulykke</text:p>
          </table:table-cell>
          <table:table-cell office:value-type="string" calcext:value-type="string">
            <text:p>Skifte av felt til venstre</text:p>
          </table:table-cell>
          <table:table-cell office:value-type="string" calcext:value-type="string">
            <text:p>Tirsdag</text:p>
          </table:table-cell>
          <table:table-cell/>
          <table:table-cell office:value-type="date" office:date-value="2013-10-22" calcext:value-type="date">
            <text:p>2013-10-22</text:p>
          </table:table-cell>
          <table:table-cell office:value-type="time" office:time-value="PT14H18M00S" calcext:value-type="time">
            <text:p>02:18:00 PM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Operatunnelen ved vika</text:p>
          </table:table-cell>
          <table:table-cell office:value-type="string" calcext:value-type="string">
            <text:p>Vanlig veg/gate</text:p>
          </table:table-cell>
          <table:table-cell office:value-type="string" calcext:value-type="string">
            <text:p>Ukj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17:45:13.576261169</dc:date>
    <meta:document-statistic meta:table-count="1" meta:cell-count="4667" meta:object-count="0"/>
    <meta:generator>LibreOffice/4.2.8.2$Linux_X86_64 LibreOffice_project/420m0$Build-2</meta:generator>
  </office:meta>
</office:document-meta>
</file>